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45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157cm" fo:min-width="2.669cm"/>
      <style:paragraph-properties style:writing-mode="lr-tb"/>
    </style:style>
    <style:style style:name="gr3" style:family="graphic" style:parent-style-name="standard">
      <style:graphic-properties svg:stroke-width="0.203cm" svg:stroke-color="#000000" draw:marker-start-width="0.508cm" draw:marker-end-width="0.508cm" draw:fill="none" draw:textarea-horizontal-align="justify" draw:textarea-vertical-align="middle" draw:auto-grow-height="false" fo:min-height="12.788cm" fo:min-width="12.379cm" fo:padding-top="0.226cm" fo:padding-bottom="0.226cm" fo:padding-left="0.351cm" fo:padding-right="0.3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  <style:paragraph-properties style:writing-mode="lr-tb"/>
    </style:style>
    <style:style style:name="gr5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4.957cm" fo:min-width="10.549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54cm"/>
      <style:paragraph-properties style:writing-mode="lr-tb"/>
    </style:style>
    <style:style style:name="gr7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1.757cm" fo:min-width="10.397cm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03cm"/>
      <style:paragraph-properties style:writing-mode="lr-tb"/>
    </style:style>
    <style:style style:name="gr9" style:family="graphic" style:parent-style-name="standard">
      <style:graphic-properties svg:stroke-width="0.152cm" svg:stroke-color="#000000" draw:marker-start-width="0.432cm" draw:marker-end-width="0.432cm" draw:fill="none" draw:textarea-horizontal-align="justify" draw:textarea-vertical-align="middle" draw:auto-grow-height="false" fo:min-height="8.996cm" fo:min-width="5.571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1.7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9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3.429cm" svg:x="13.954cm" svg:y="12.303cm">
          <text:p text:style-name="P1">M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14.97cm" svg:y="16.875cm">
          <text:p text:style-name="P1">Power</text:p>
          <text:p text:style-name="P1">3.3VD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21.193cm" svg:y="8.493cm">
          <text:p text:style-name="P1">Ethernet</text:p>
          <text:p text:style-name="P1">MAG &amp;</text:p>
          <text:p text:style-name="P1">conne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17.002cm" svg:y="8.493cm">
          <text:p text:style-name="P1">Internal</text:p>
          <text:p text:style-name="P1">Te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21.193cm" svg:y="11.887cm">
          <text:p text:style-name="P1">Voltage/</text:p>
          <text:p text:style-name="P1">Current</text:p>
          <text:p text:style-name="P1">(Supply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21.193cm" svg:y="15.189cm">
          <text:p text:style-name="P1">Voltage/</text:p>
          <text:p text:style-name="P1">Current</text:p>
          <text:p text:style-name="P1">(per outle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429cm" svg:height="2.667cm" svg:x="13.065cm" svg:y="8.493cm">
          <text:p text:style-name="P1">Main</text:p>
          <text:p text:style-name="P1">Power</text:p>
          <text:p text:style-name="P1">L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3.081cm" svg:height="13.24cm" svg:x="12.303cm" svg:y="7.3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571cm" svg:height="0.962cm" svg:x="20.924cm" svg:y="19.088cm">
          <draw:text-box>
            <text:p>MAIN PCB</text:p>
          </draw:text-box>
        </draw:frame>
        <draw:custom-shape draw:style-name="gr5" draw:text-style-name="P2" draw:layer="layout" svg:width="11.049cm" svg:height="5.207cm" svg:x="2.416cm" svg:y="1.381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7.754cm" svg:height="0.962cm" svg:x="2.924cm" svg:y="2.016cm">
          <draw:text-box>
            <text:p>CIRCUIT BREAKER PCB</text:p>
          </draw:text-box>
        </draw:frame>
        <draw:custom-shape draw:style-name="gr7" draw:text-style-name="P2" draw:layer="layout" svg:width="11.049cm" svg:height="2.159cm" svg:x="14.335cm" svg:y="4.42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4.003cm" svg:height="0.962cm" svg:x="14.843cm" svg:y="4.81cm">
          <draw:text-box>
            <text:p>RELAY PCB</text:p>
          </draw:text-box>
        </draw:frame>
        <draw:custom-shape draw:style-name="gr9" draw:text-style-name="P2" draw:layer="layout" svg:width="6.223cm" svg:height="9.398cm" svg:x="2.524cm" svg:y="7.3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429cm" svg:height="2.384cm" svg:x="2.81cm" svg:y="8.496cm">
          <draw:text-box>
            <text:p>STATUS</text:p>
            <text:p>DISPLAY</text:p>
            <text:p>PCB</text:p>
          </draw:text-box>
        </draw:frame>
        <draw:frame draw:style-name="gr11" draw:text-style-name="P4" draw:layer="layout" svg:width="7.491cm" svg:height="1.673cm" svg:x="2.526cm" svg:y="17.869cm">
          <draw:text-box>
            <text:p><text:span text:style-name="T1">KQ9P</text:span></text:p>
            <text:p><text:span text:style-name="T1">POWER CONTROLLER</text:span></text:p>
          </draw:text-box>
        </draw:frame>
        <draw:custom-shape draw:style-name="gr7" draw:text-style-name="P2" draw:layer="layout" svg:width="11.049cm" svg:height="2.159cm" svg:x="14.335cm" svg:y="1.381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044cm" svg:height="0.962cm" svg:x="14.843cm" svg:y="1.762cm">
          <draw:text-box>
            <text:p>PowerPole PCB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7T07:42:00.860000000</meta:creation-date>
    <dc:date>2020-12-08T09:30:31.013000000</dc:date>
    <meta:editing-duration>PT2H24M10S</meta:editing-duration>
    <meta:editing-cycles>10</meta:editing-cycles>
    <meta:generator>LibreOffice/7.0.3.1$Windows_X86_64 LibreOffice_project/d7547858d014d4cf69878db179d326fc3483e082</meta:generator>
    <meta:document-statistic meta:object-count="18"/>
  </office:meta>
</office:document-meta>
</file>